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17.7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_exp2_recurse" table:style-name="ta1">
        <table:shapes>
          <draw:frame draw:z-index="0" draw:style-name="gr1" draw:text-style-name="P1" svg:width="159.9mm" svg:height="90.05mm" svg:x="5.77mm" svg:y="84.2mm">
            <loext:p draw:notify-on-update-of-ranges="results_exp2_recurse.A1:results_exp2_recurse.A1 results_exp2_recurse.A2:results_exp2_recurse.A17 results_exp2_recurse.C1:results_exp2_recurse.C1 results_exp2_recurse.C2:results_exp2_recurse.C17 results_exp2_recurse.D1:results_exp2_recurse.D1 results_exp2_recurse.D2:results_exp2_recurse.D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path length</text:p>
          </table:table-cell>
          <table:table-cell office:value-type="string" calcext:value-type="string">
            <text:p>Time(Best Case states)</text:p>
          </table:table-cell>
          <table:table-cell office:value-type="string" calcext:value-type="string">
            <text:p>Time(Random states)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end st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12993" calcext:value-type="float">
            <text:p>0.000012993</text:p>
          </table:table-cell>
          <table:table-cell office:value-type="float" office:value="0.000007902" calcext:value-type="float">
            <text:p>0.0000079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13994" calcext:value-type="float">
            <text:p>0.000013994</text:p>
          </table:table-cell>
          <table:table-cell office:value-type="float" office:value="0.000007642" calcext:value-type="float">
            <text:p>0.0000076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14695" calcext:value-type="float">
            <text:p>0.000014695</text:p>
          </table:table-cell>
          <table:table-cell office:value-type="float" office:value="0.00000827" calcext:value-type="float">
            <text:p>0.00000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045349" calcext:value-type="float">
            <text:p>0.000045349</text:p>
          </table:table-cell>
          <table:table-cell office:value-type="float" office:value="0.000008324" calcext:value-type="float">
            <text:p>0.0000083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17047" calcext:value-type="float">
            <text:p>0.000017047</text:p>
          </table:table-cell>
          <table:table-cell office:value-type="float" office:value="0.00006715" calcext:value-type="float">
            <text:p>0.000067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0017154" calcext:value-type="float">
            <text:p>0.000017154</text:p>
          </table:table-cell>
          <table:table-cell office:value-type="float" office:value="0.000045409" calcext:value-type="float">
            <text:p>0.000045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35677" calcext:value-type="float">
            <text:p>0.000035677</text:p>
          </table:table-cell>
          <table:table-cell office:value-type="float" office:value="0.000019492" calcext:value-type="float">
            <text:p>0.000019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136504" calcext:value-type="float">
            <text:p>0.000136504</text:p>
          </table:table-cell>
          <table:table-cell office:value-type="float" office:value="0.000223362" calcext:value-type="float">
            <text:p>0.0002233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00953186" calcext:value-type="float">
            <text:p>0.000953186</text:p>
          </table:table-cell>
          <table:table-cell office:value-type="float" office:value="0.00031693" calcext:value-type="float">
            <text:p>0.000316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377231" calcext:value-type="float">
            <text:p>0.0377231</text:p>
          </table:table-cell>
          <table:table-cell office:value-type="float" office:value="0.0249256" calcext:value-type="float">
            <text:p>0.02492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578075" calcext:value-type="float">
            <text:p>0.578075</text:p>
          </table:table-cell>
          <table:table-cell office:value-type="float" office:value="0.000131526" calcext:value-type="float">
            <text:p>0.000131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65076" calcext:value-type="float">
            <text:p>0.165076</text:p>
          </table:table-cell>
          <table:table-cell office:value-type="float" office:value="0.00613507" calcext:value-type="float">
            <text:p>0.006135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160808" calcext:value-type="float">
            <text:p>0.00160808</text:p>
          </table:table-cell>
          <table:table-cell office:value-type="float" office:value="1.3081" calcext:value-type="float">
            <text:p>1.30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.05269" calcext:value-type="float">
            <text:p>2.05269</text:p>
          </table:table-cell>
          <table:table-cell office:value-type="float" office:value="0.00337623" calcext:value-type="float">
            <text:p>0.003376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.56415" calcext:value-type="float">
            <text:p>9.56415</text:p>
          </table:table-cell>
          <table:table-cell office:value-type="float" office:value="83.1621" calcext:value-type="float">
            <text:p>83.16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28359" calcext:value-type="float">
            <text:p>0.228359</text:p>
          </table:table-cell>
          <table:table-cell office:value-type="float" office:value="18.762" calcext:value-type="float">
            <text:p>18.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14.24" calcext:value-type="float">
            <text:p>314.24</text:p>
          </table:table-cell>
          <table:table-cell office:value-type="float" office:value="2442.48" calcext:value-type="float">
            <text:p>2442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1T19:48:06.938086868</dc:date>
    <meta:editing-duration>PT35M44S</meta:editing-duration>
    <meta:editing-cycles>4</meta:editing-cycles>
    <meta:generator>LibreOffice/5.1.6.2$Linux_X86_64 LibreOffice_project/10m0$Build-2</meta:generator>
    <meta:document-statistic meta:table-count="1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line" chart:style-name="ch1">
        <chart:legend chart:legend-position="end" svg:x="11.022cm" svg:y="3.955cm" style:legend-expansion="high" chart:style-name="ch2"/>
        <chart:plot-area chart:style-name="ch3" table:cell-range-address="results_exp2_recurse.A1:results_exp2_recurse.A17 results_exp2_recurse.C1:results_exp2_recurse.D17" chart:data-source-has-labels="both" svg:x="1.33cm" svg:y="0.18cm" svg:width="9.373cm" svg:height="7.665cm">
          <chartooo:coordinate-region svg:x="1.951cm" svg:y="0.379cm" svg:width="8.566cm" svg:height="6.819cm"/>
          <chart:axis chart:dimension="x" chart:name="primary-x" chart:style-name="ch4" chartooo:axis-type="auto">
            <chartooo:date-scale/>
            <chart:title svg:x="4.504cm" svg:y="8.025cm" chart:style-name="ch5">
              <text:p>Number of elements</text:p>
            </chart:title>
            <chart:categories table:cell-range-address="results_exp2_recurse.A2:results_exp2_recurse.A17"/>
          </chart:axis>
          <chart:axis chart:dimension="y" chart:name="primary-y" chart:style-name="ch4">
            <chart:title svg:x="0.451cm" svg:y="5.366cm" chart:style-name="ch6">
              <text:p>Computation Time</text:p>
            </chart:title>
            <chart:grid chart:style-name="ch7" chart:class="major"/>
          </chart:axis>
          <chart:series chart:style-name="ch8" chart:values-cell-range-address="results_exp2_recurse.C2:results_exp2_recurse.C17" chart:label-cell-address="results_exp2_recurse.C1:results_exp2_recurse.C1" chart:class="chart:line">
            <chart:data-point chart:repeated="16"/>
          </chart:series>
          <chart:series chart:style-name="ch9" chart:values-cell-range-address="results_exp2_recurse.D2:results_exp2_recurse.D17" chart:label-cell-address="results_exp2_recurse.D1:results_exp2_recurse.D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(Best Case states)</text:p>
                <draw:g>
                  <svg:desc>results_exp2_recurse.C1:results_exp2_recurse.C1</svg:desc>
                </draw:g>
              </table:table-cell>
              <table:table-cell office:value-type="string">
                <text:p>Time(Random states)</text:p>
                <draw:g>
                  <svg:desc>results_exp2_recurse.D1:results_exp2_recurse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exp2_recurse.A2:results_exp2_recurse.A17</svg:desc>
                </draw:g>
              </table:table-cell>
              <table:table-cell office:value-type="float" office:value="0.000012993">
                <text:p>0.000012993</text:p>
                <draw:g>
                  <svg:desc>results_exp2_recurse.C2:results_exp2_recurse.C17</svg:desc>
                </draw:g>
              </table:table-cell>
              <table:table-cell office:value-type="float" office:value="0.000007902">
                <text:p>0.000007902</text:p>
                <draw:g>
                  <svg:desc>results_exp2_recurse.D2:results_exp2_recurse.D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13994">
                <text:p>0.000013994</text:p>
              </table:table-cell>
              <table:table-cell office:value-type="float" office:value="0.000007642">
                <text:p>0.0000076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14695">
                <text:p>0.000014695</text:p>
              </table:table-cell>
              <table:table-cell office:value-type="float" office:value="0.00000827">
                <text:p>0.000008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45349">
                <text:p>0.000045349</text:p>
              </table:table-cell>
              <table:table-cell office:value-type="float" office:value="0.000008324">
                <text:p>0.0000083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17047">
                <text:p>0.000017047</text:p>
              </table:table-cell>
              <table:table-cell office:value-type="float" office:value="0.00006715">
                <text:p>0.000067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17154">
                <text:p>0.000017154</text:p>
              </table:table-cell>
              <table:table-cell office:value-type="float" office:value="0.000045409">
                <text:p>0.0000454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35677">
                <text:p>0.000035677</text:p>
              </table:table-cell>
              <table:table-cell office:value-type="float" office:value="0.000019492">
                <text:p>0.0000194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136504">
                <text:p>0.000136504</text:p>
              </table:table-cell>
              <table:table-cell office:value-type="float" office:value="0.000223362">
                <text:p>0.0002233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953186">
                <text:p>0.000953186</text:p>
              </table:table-cell>
              <table:table-cell office:value-type="float" office:value="0.00031693">
                <text:p>0.0003169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77231">
                <text:p>0.0377231</text:p>
              </table:table-cell>
              <table:table-cell office:value-type="float" office:value="0.0249256">
                <text:p>0.024925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78075">
                <text:p>0.578075</text:p>
              </table:table-cell>
              <table:table-cell office:value-type="float" office:value="0.000131526">
                <text:p>0.0001315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65076">
                <text:p>0.165076</text:p>
              </table:table-cell>
              <table:table-cell office:value-type="float" office:value="0.00613507">
                <text:p>0.0061350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160808">
                <text:p>0.00160808</text:p>
              </table:table-cell>
              <table:table-cell office:value-type="float" office:value="1.3081">
                <text:p>1.30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05269">
                <text:p>2.05269</text:p>
              </table:table-cell>
              <table:table-cell office:value-type="float" office:value="0.00337623">
                <text:p>0.0033762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.56415">
                <text:p>9.56415</text:p>
              </table:table-cell>
              <table:table-cell office:value-type="float" office:value="83.1621">
                <text:p>83.16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28359">
                <text:p>0.228359</text:p>
              </table:table-cell>
              <table:table-cell office:value-type="float" office:value="18.762">
                <text:p>18.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